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38.25pt"/>
    </style:style>
    <style:style style:name="co3" style:family="table-column">
      <style:table-column-properties fo:break-before="auto" style:column-width="228.84pt"/>
    </style:style>
    <style:style style:name="co4" style:family="table-column">
      <style:table-column-properties fo:break-before="auto" style:column-width="91.3pt"/>
    </style:style>
    <style:style style:name="co5" style:family="table-column">
      <style:table-column-properties fo:break-before="auto" style:column-width="116.65pt"/>
    </style:style>
    <style:style style:name="co6" style:family="table-column">
      <style:table-column-properties fo:break-before="auto" style:column-width="100.66pt"/>
    </style:style>
    <style:style style:name="co7" style:family="table-column">
      <style:table-column-properties fo:break-before="auto" style:column-width="84.1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text-position="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text-position="" style:font-name="Arial" fo:font-size="8pt" style:font-size-asian="8pt" style:font-size-complex="8pt"/>
    </style:style>
    <style:style style:name="ce5" style:family="table-cell" style:parent-style-name="Default">
      <style:table-cell-properties fo:background-color="#ffffff"/>
      <style:text-properties style:use-window-font-color="true" style:text-outline="false" style:text-line-through-style="none" style:text-line-through-type="none" style:text-position="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ffff"/>
      <style:text-properties style:text-position="" style:font-name="Arial" fo:font-size="8pt" style:font-size-asian="8pt" style:font-size-complex="8pt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text-position="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text-position="" style:font-name="Arial" fo:font-size="8pt" style:font-name-asian="Arial" style:font-size-asian="8pt" style:font-name-complex="Arial" style:font-size-complex="8pt"/>
    </style:style>
    <style:style style:name="ce7" style:family="table-cell" style:parent-style-name="Default">
      <style:text-properties style:use-window-font-color="true" style:text-outline="false" style:text-line-through-style="none" style:text-line-through-type="none" style:text-position="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name-complex="Ari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00ff00" style:text-align-source="fix" style:repeat-content="false"/>
      <style:paragraph-properties fo:text-align="start" fo:margin-left="0pt"/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italic" style:font-weight-asian="bold" style:font-size-complex="10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pt"/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style:text-position="" style:font-name="Arial" fo:font-size="10pt" style:font-size-asian="10pt" style:font-size-complex="10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Arial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able-cell-properties fo:background-color="#00ff00" style:text-align-source="fix" style:repeat-content="false"/>
      <style:paragraph-properties fo:text-align="center" fo:margin-left="0pt"/>
      <style:text-properties style:text-position="" style:font-name="Arial" fo:font-size="10pt" fo:font-weight="normal" style:font-size-asian="10pt" style:font-weight-asian="normal" style:font-size-complex="10pt" style:font-weight-complex="normal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Arial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ext-properties style:text-position="" style:font-name="Arial"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ackground-color="#00ff00"/>
      <style:text-properties style:text-position="" style:font-name="Arial" fo:font-size="10pt" style:font-size-asian="10pt" style:font-size-complex="10pt"/>
    </style:style>
    <style:style style:name="ce21" style:family="table-cell" style:parent-style-name="Default">
      <style:table-cell-properties fo:background-color="transparent"/>
      <style:text-properties style:text-position="" style:font-name="Arial" fo:font-size="10pt" style:font-size-asian="10pt" style:font-size-complex="10pt"/>
    </style:style>
    <style:style style:name="ce22" style:family="table-cell" style:parent-style-name="Default">
      <style:table-cell-properties fo:background-color="#00ff00" style:text-align-source="fix" style:repeat-content="false"/>
      <style:paragraph-properties fo:text-align="center" fo:margin-left="0pt"/>
      <style:text-properties style:text-position="" style:font-name="Arial"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pt"/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5" style:family="table-cell" style:parent-style-name="Default"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ext-properties style:font-name="Arial" fo:font-size="8pt" style:font-name-asian="Arial" style:font-size-asian="8pt" style:font-name-complex="Arial" style:font-size-complex="8pt"/>
    </style:style>
    <style:style style:name="ce28" style:family="table-cell" style:parent-style-name="Default">
      <style:text-properties style:font-name="Arial" fo:font-size="8pt" style:font-size-asian="8pt" style:font-size-complex="8pt"/>
    </style:style>
    <style:style style:name="ce29" style:family="table-cell" style:parent-style-name="Default">
      <style:table-cell-properties fo:background-color="#ffffff"/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ffff"/>
      <style:text-properties style:font-name="Arial" fo:font-size="8pt" style:font-size-asian="8pt" style:font-size-complex="8pt"/>
    </style:style>
    <style:style style:name="ce31" style:family="table-cell" style:parent-style-name="Default"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name-complex="Ari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p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#00ff00" style:text-align-source="fix" style:repeat-content="false"/>
      <style:paragraph-properties fo:text-align="start" fo:margin-left="0pt"/>
      <style:text-properties style:use-window-font-color="true" style:text-outline="false" style:text-line-through-style="none" style:text-line-through-type="none" style:font-name="Arial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italic" style:font-weight-asian="bold" style:font-size-complex="10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/>
      <style:paragraph-properties fo:text-align="start" fo:margin-left="0p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7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ext-properties style:font-name="Arial" fo:font-size="10pt" style:font-size-asian="10pt" style:font-size-complex="10pt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41" style:family="table-cell" style:parent-style-name="Default">
      <style:table-cell-properties fo:background-color="#00ff00" style:text-align-source="fix" style:repeat-content="false"/>
      <style:paragraph-properties fo:text-align="center" fo:margin-left="0p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Arial" fo:font-size="10pt" fo:font-weight="bold" style:font-size-asian="10pt" style:font-weight-asian="bold" style:font-size-complex="10pt" style:font-weight-complex="bold"/>
    </style:style>
    <style:style style:name="ce43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44" style:family="table-cell" style:parent-style-name="Default">
      <style:table-cell-properties fo:background-color="#00ff00"/>
      <style:text-properties style:font-name="Arial" fo:font-size="10pt" style:font-size-asian="10pt" style:font-size-complex="10pt"/>
    </style:style>
    <style:style style:name="ce45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46" style:family="table-cell" style:parent-style-name="Default">
      <style:table-cell-properties fo:background-color="#00ff00" style:text-align-source="fix" style:repeat-content="false"/>
      <style:paragraph-properties fo:text-align="center" fo:margin-left="0pt"/>
      <style:text-properties style:font-name="Arial" fo:font-size="10pt" fo:font-weight="bold" style:font-size-asian="10pt" style:font-weight-asian="bold" style:font-size-complex="10pt" style:font-weight-complex="bold"/>
    </style:style>
    <style:style style:name="T1" style:family="text">
      <style:text-properties style:font-weight-asian="normal" style:font-weight-complex="normal"/>
    </style:style>
  </office:automatic-styles>
  <office:body>
    <office:spreadsheet>
      <table:table table:name="AllAvailableTests" table:style-name="ta1">
        <table:table-column table:style-name="co1" table:number-columns-repeated="1024" table:default-cell-style-name="ce27"/>
        <table:table-row table:style-name="ro1">
          <table:table-cell table:style-name="ce25" office:value-type="string" calcext:value-type="string">
            <text:p>TESTS RUN AT $2015-04-19T07:47:15.527+00:00$</text:p>
          </table:table-cell>
          <table:table-cell table:number-columns-repeated="1023"/>
        </table:table-row>
        <table:table-row table:style-name="ro1">
          <table:table-cell table:style-name="ce25"/>
          <table:table-cell table:number-columns-repeated="1023"/>
        </table:table-row>
        <table:table-row table:style-name="ro1">
          <table:table-cell table:style-name="ce25" office:value-type="string" calcext:value-type="string">
            <text:p>RESULTS PER FILE: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|std:///lang/rascal/tests/functionality/AccumulatingTests.rsc|: 13 tests executed; 0 failed; 0 ignored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|std:///lang/rascal/tests/functionality/AliasTests.rsc|: 22 tests executed; 0 failed; 0 ignored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|std:///lang/rascal/tests/functionality/Annotation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|std:///lang/rascal/tests/functionality/AssignmentTests.rsc|: 52 tests executed; 0 failed; 0 ignored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|std:///lang/rascal/tests/functionality/BacktrackingTests.rsc|: 26 tests executed; 0 failed; 0 ignored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|std:///lang/rascal/tests/functionality/CallTests.rsc|: 74 tests executed; 0 failed; 0 ignored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|std:///lang/rascal/tests/functionality/CallTestsAux.rsc|: 0 tests executed; 0 failed; 0 ignored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|std:///lang/rascal/tests/functionality/ComprehensionTests.rsc|: 234 tests executed; 0 failed; 0 ignored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|std:///lang/rascal/tests/functionality/ConcretePatternTests1.rsc|: 69 tests executed; 0 failed; 0 ignored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|std:///lang/rascal/tests/functionality/ConcretePatternTests2.rsc|: 27 tests executed; 0 failed; 0 ignored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|std:///lang/rascal/tests/functionality/ConcreteSyntaxTests1.rsc|: 11 tests executed; 0 failed; 0 ignored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|std:///lang/rascal/tests/functionality/ConcreteSyntaxTests2.rsc|: 6 tests executed; 0 failed; 0 ignored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|std:///lang/rascal/tests/functionality/ConcreteTerms.rsc|: 4 tests executed; 0 failed; 0 ignored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|std:///lang/rascal/tests/functionality/DataDeclarationTests.rsc|: 46 tests executed; 0 failed; 0 ignored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|std:///lang/rascal/tests/functionality/DataTypeTests.rsc|: 711 tests executed; 0 failed; 0 ignored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|std:///lang/rascal/tests/functionality/DeclarationTests.rsc|: 3 tests executed; 0 failed; 0 ignored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|std:///lang/rascal/tests/functionality/FunctionCompositionTests.rsc|: 27 tests executed; 0 failed; 0 ignored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|std:///lang/rascal/tests/functionality/InterpolationTests.rsc|: 11 tests executed; 0 failed; 0 ignored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|std:///lang/rascal/tests/functionality/KeywordParameterImportTests.rsc|: 11 tests executed; 10 failed; 0 ignored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|std:///lang/rascal/tests/functionality/KeywordParameterTests.rsc|: 18 tests executed; 4 failed; 0 ignored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|std:///lang/rascal/tests/functionality/ParsingTests.rsc|: 1 tests executed; 0 failed; 0 ignored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|std:///lang/rascal/tests/functionality/PatternTests.rsc|: 339 tests executed; 0 failed; 0 ignored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|std:///lang/rascal/tests/functionality/PatternDescendantTests.rsc|: 21 tests executed; 0 failed; 0 ignored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|std:///lang/rascal/tests/functionality/PatternList3Tests.rsc|: 49 tests executed; 0 failed; 0 ignored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|std:///lang/rascal/tests/functionality/ProjectionTests.rsc|: 2 tests executed; 0 failed; 0 ignored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|std:///lang/rascal/tests/functionality/RangeTests.rsc|: 25 tests executed; 2 failed; 0 ignored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|std:///lang/rascal/tests/functionality/Reducer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|std:///lang/rascal/tests/functionality/RegExpTests.rsc|: 60 tests executed; 0 failed; 0 ignored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|std:///lang/rascal/tests/functionality/ScopeTests.rsc|: 12 tests executed; 0 failed; 0 ignored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|std:///lang/rascal/tests/functionality/SetMatchTests1.rsc|: 51 tests executed; 0 failed; 0 ignored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|std:///lang/rascal/tests/functionality/SetMatchTests2.rsc|: 68 tests executed; 0 failed; 0 ignored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|std:///lang/rascal/tests/functionality/StatementTests.rsc|: 102 tests executed; 0 failed; 0 ignored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|std:///lang/rascal/tests/functionality/SubscriptTests.rsc|: 38 tests executed; 0 failed; 0 ignored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|std:///lang/rascal/tests/functionality/TryCatchTests.rsc|: 21 tests executed; 0 failed; 0 ignored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|std:///lang/rascal/tests/functionality/VisitTests.rsc|: 147 tests executed; 1 failed; 0 ignored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|std:///lang/rascal/tests/basic/Booleans.rsc|: 14 tests executed; 0 failed; 0 ignored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|std:///lang/rascal/tests/basic/Equality.rsc|: 63 tests executed; 2 failed; 0 ignored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|std:///lang/rascal/tests/basic/Functions.rsc|: 10 tests executed; 0 failed; 0 ignored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|std:///lang/rascal/tests/basic/Integers.rsc|: 20 tests executed; 0 failed; 0 ignored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|std:///lang/rascal/tests/basic/IO.rsc|: 12 tests executed; 0 failed; 0 ignored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|std:///lang/rascal/tests/basic/IsDefined.rsc|: 3 tests executed; 1 failed; 0 ignored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|std:///lang/rascal/tests/basic/ListRelations.rsc|: 19 tests executed; 0 failed; 0 ignored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|std:///lang/rascal/tests/basic/Lists.rsc|: 110 tests executed; 0 failed; 0 ignored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|std:///lang/rascal/tests/basic/Locations.rsc|: 28 tests executed; 0 failed; 0 ignored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|std:///lang/rascal/tests/basic/Maps.rsc|: 73 tests executed; 0 failed; 0 ignored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|std:///lang/rascal/tests/basic/Matching.rsc|: 12 tests executed; 0 failed; 0 ignored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|std:///lang/rascal/tests/basic/Memoization.rsc|: 2 tests executed; 1 failed; 0 ignored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|std:///lang/rascal/tests/basic/Nodes.rsc|: 32 tests executed; 0 failed; 0 ignored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|std:///lang/rascal/tests/basic/Overloading.rsc|: 11 tests executed; 0 failed; 0 ignored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|std:///lang/rascal/tests/basic/Relations.rsc|: 19 tests executed; 0 failed; 0 ignored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|std:///lang/rascal/tests/basic/Sets.rsc|: 36 tests executed; 0 failed; 0 ignored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|std:///lang/rascal/tests/basic/SolvedIssues.rsc|: 3 tests executed; 0 failed; 0 ignored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|std:///lang/rascal/tests/basic/Strings.rsc|: 66 tests executed; 0 failed; 0 ignored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|std:///lang/rascal/tests/basic/Tuples.rsc|: 11 tests executed; 0 failed; 0 ignored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|std:///lang/rascal/tests/library/Boolean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|std:///lang/rascal/tests/library/GraphTests.rsc|: 23 tests executed; 0 failed; 0 ignored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|std:///lang/rascal/tests/library/IntegerTests.rsc|: 11 tests executed; 0 failed; 0 ignored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|std:///lang/rascal/tests/library/ListRelationTests.rsc|: 146 tests executed; 0 failed; 0 ignored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|std:///lang/rascal/tests/library/ListTests.rsc|: 237 tests executed; 0 failed; 0 ignored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|std:///lang/rascal/tests/library/MapTests.rsc|: 104 tests executed; 0 failed; 0 ignored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|std:///lang/rascal/tests/library/MathTests.rsc|: 112 tests executed; 0 failed; 0 ignored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|std:///lang/rascal/tests/library/NodeTests.rsc|: 25 tests executed; 0 failed; 0 ignored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|std:///lang/rascal/tests/library/NumberTests.rsc|: 41 tests executed; 0 failed; 0 ignored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|std:///lang/rascal/tests/library/RelationTests.rsc|: 53 tests executed; 0 failed; 0 ignored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|std:///lang/rascal/tests/library/SetTests.rsc|: 55 tests executed; 0 failed; 0 ignored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|std:///lang/rascal/tests/library/StringTests.rsc|: 125 tests executed; 0 failed; 0 ignored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|std:///lang/rascal/tests/library/Type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|std:///lang/rascal/tests/library/ValueIOTests.rsc|: 42 tests executed; 0 failed; 0 ignored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|std:///lang/rascal/tests/library/analysis/statistics/DescriptiveTests.rsc|: 6 tests executed; 0 failed; 0 ignored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|std:///lang/rascal/tests/library/analysis/statistics/RangeUtils.rsc|: 0 tests executed; 0 failed; 0 ignored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|std:///lang/rascal/tests/library/lang/json/JSONIOTests.rsc|: 30 tests executed; 0 failed; 0 ignored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|std:///lang/rascal/tests/imports/Extending.rsc|: 1 tests executed; 0 failed; 0 ignored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|std:///lang/rascal/tests/imports/ImportTests1.rsc|: 3 tests executed; 0 failed; 0 ignored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|std:///lang/rascal/tests/imports/ImportTests2.rsc|: 3 tests executed; 0 failed; 0 ignored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|std:///lang/rascal/tests/imports/ImportTests3.rsc|: 5 tests executed; 0 failed; 0 ignored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|std:///lang/rascal/tests/imports/ImportTests4.rsc|: 3 tests executed; 0 failed; 0 ignored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|std:///lang/rascal/tests/imports/ImportTests5.rsc|: 5 tests executed; 0 failed; 0 ignored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|std:///lang/rascal/tests/imports/ImportTests6.rsc|: 2 tests executed; 0 failed; 0 ignored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|std:///lang/rascal/tests/imports/ImportTests7.rsc|: 3 tests executed; 0 failed; 0 ignored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|std:///lang/rascal/tests/imports/ImportTests8.rsc|: 4 tests executed; 0 failed; 0 ignored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|std:///lang/rascal/tests/imports/ModuleInitRange.rsc|: 1 tests executed; 0 failed; 0 ignored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|std:///demo/basic/Ackermann.rsc|: 2 tests executed; 0 failed; 0 ignored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|std:///demo/basic/Bubble.rsc|: 9 tests executed; 0 failed; 0 ignored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|std:///demo/basic/Factorial.rsc|: 4 tests executed; 0 failed; 0 ignored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|std:///demo/common/Calls.rsc|: 9 tests executed; 0 failed; 0 ignored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|std:///demo/common/ColoredTrees.rsc|: 3 tests executed; 0 failed; 0 ignored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|std:///demo/common/CountConstructors.rsc|: 2 tests executed; 0 failed; 0 ignored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|std:///demo/common/Cycles.rsc|: 3 tests executed; 0 failed; 0 ignored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|std:///demo/common/Derivative.rsc|: 2 tests executed; 0 failed; 0 ignored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|std:///demo/common/Lift.rsc|: 1 tests executed; 0 failed; 0 ignored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|std:///demo/common/StringTemplate.rsc|: 1 tests executed; 0 failed; 0 ignored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|std:///demo/common/Trans.rsc|: 1 tests executed; 0 failed; 0 ignored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|std:///demo/common/WordReplacement.rsc|: 4 tests executed; 0 failed; 0 ignored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|std:///demo/common/WordCount/CountInLine1.rsc|: 2 tests executed; 0 failed; 0 ignored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|std:///demo/common/WordCount/CountInLine2.rsc|: 2 tests executed; 0 failed; 0 ignored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|std:///demo/common/WordCount/CountInLine3.rsc|: 2 tests executed; 0 failed; 0 ignored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|std:///demo/common/WordCount/WordCount.rsc|: 12 tests executed; 0 failed; 0 ignored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|std:///demo/Dominators.rsc|: 2 tests executed; 0 failed; 0 ignored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|std:///demo/lang/Exp/Abstract/Eval.rsc|: 4 tests executed; 0 failed; 0 ignored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|std:///demo/lang/Exp/Combined/Automatic/Eval.rsc|: 8 tests executed; 0 failed; 0 ignored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|std:///demo/lang/Exp/Combined/Manual/Eval.rsc|: 8 tests executed; 0 failed; 0 ignored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|std:///demo/lang/Exp/Concrete/NoLayout/Eval.rsc|: 4 tests executed; 0 failed; 0 ignored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|std:///demo/lang/Exp/Concrete/WithLayout/Eval.rsc|: 4 tests executed; 0 failed; 0 ignored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|std:///demo/lang/Func/Test.rsc|: 4 tests executed; 0 failed; 0 ignored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|std:///demo/lang/Lisra/Test.rsc|: 32 tests executed; 0 failed; 0 ignored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|std:///demo/McCabe.rsc|: 3 tests executed; 0 failed; 0 ignored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|std:///demo/ReachingDefs.rsc|: 3 tests executed; 0 failed; 0 ignored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|std:///demo/Slicing.rsc|: 7 tests executed; 0 failed; 0 ignored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|std:///demo/Uninit.rsc|: 2 tests executed; 0 failed; 0 ignored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|std:///lang/rascal/format/Escape.rsc|: 5 tests executed; 0 failed; 0 ignored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|std:///lang/rascal/format/Grammar.rsc|: 9 tests executed; 0 failed; 0 ignored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|std:///lang/rascal/grammar/Lookahead.rsc|: 33 tests executed; 0 failed; 0 ignored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|std:///lang/rascal/grammar/tests/ParserGeneratorTests.rsc|: 71 tests executed; 0 failed; 0 ignored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|std:///lang/rascal/grammar/tests/PicoGrammar.rsc|: 39 tests executed; 0 failed; 0 ignored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|std:///lang/rascal/grammar/tests/CGrammar.rsc|: 39 tests executed; 0 failed; 0 ignored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|std:///lang/rascal/grammar/tests/CharactersTests.rsc|: 15 tests executed; 0 failed; 0 ignored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|std:///lang/rascal/grammar/tests/LiteralsTests.rsc|: 31 tests executed; 5 failed; 0 ignored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|std:///lang/rascal/grammar/tests/RascalGrammar.rsc|: 39 tests executed; 0 failed; 0 ignored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|std:///lang/rascal/syntax/tests/ConcreteSyntax.rsc|: 15 tests executed; 0 failed; 0 ignored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|std:///lang/rascal/syntax/tests/ExpressionGrammars.rsc|: 19 tests executed; 0 failed; 0 ignored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|std:///lang/rascal/syntax/tests/ImplodeTests.rsc|: 12 tests executed; 4 failed; 0 ignored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|std:///lang/rascal/syntax/tests/KnownIssues.rsc|: 1 tests executed; 0 failed; 0 ignored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|std:///lang/rascal/meta/ModuleInfo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|std:///lang/rascal/syntax/tests/PreBootstrap.rsc|: 6 tests executed; 0 failed; 0 ignored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|std:///lang/rascal/syntax/tests/SolvedIssues.rsc|: 11 tests executed; 0 failed; 0 ignored</text:p>
          </table:table-cell>
          <table:table-cell table:number-columns-repeated="3"/>
          <table:table-cell table:style-name="ce26"/>
          <table:table-cell table:number-columns-repeated="1019"/>
        </table:table-row>
        <table:table-row table:style-name="ro1">
          <table:table-cell table:style-name="ce25" office:value-type="string" calcext:value-type="string">
            <text:p>|std:///lang/rascal/types/tests/AbstractKindTests.rsc|: 1 tests executed; 0 failed; 0 ignored</text:p>
          </table:table-cell>
          <table:table-cell table:number-columns-repeated="3"/>
          <table:table-cell table:style-name="ce26"/>
          <table:table-cell table:number-columns-repeated="1019"/>
        </table:table-row>
        <table:table-row table:style-name="ro1">
          <table:table-cell table:style-name="ce25" office:value-type="string" calcext:value-type="string">
            <text:p>|std:///lang/rascal/types/tests/AbstractNameTests.rsc|: 15 tests executed; 0 failed; 0 ignored</text:p>
          </table:table-cell>
          <table:table-cell table:number-columns-repeated="3"/>
          <table:table-cell table:style-name="ce26"/>
          <table:table-cell table:number-columns-repeated="1019"/>
        </table:table-row>
        <table:table-row table:style-name="ro1">
          <table:table-cell table:style-name="ce25" office:value-type="string" calcext:value-type="string">
            <text:p>|std:///lang/rascal/types/tests/UtilTests.rsc|: 8 tests executed; 0 failed; 0 ignored</text:p>
          </table:table-cell>
          <table:table-cell table:number-columns-repeated="3"/>
          <table:table-cell table:style-name="ce26"/>
          <table:table-cell table:number-columns-repeated="1019"/>
        </table:table-row>
        <table:table-row table:style-name="ro1">
          <table:table-cell table:style-name="ce25" office:value-type="string" calcext:value-type="string">
            <text:p>|std:///util/PriorityQueue.rsc|: 1 tests executed; 0 failed; 0 ignored</text:p>
          </table:table-cell>
          <table:table-cell table:number-columns-repeated="3"/>
          <table:table-cell table:style-name="ce26"/>
          <table:table-cell table:number-columns-repeated="1019"/>
        </table:table-row>
        <table:table-row table:style-name="ro1">
          <table:table-cell table:style-name="ce25" office:value-type="string" calcext:value-type="string">
            <text:p>|std:///util/UUID.rsc|: 1 tests executed; 0 failed; 0 ignored</text:p>
          </table:table-cell>
          <table:table-cell table:number-columns-repeated="3"/>
          <table:table-cell table:style-name="ce26"/>
          <table:table-cell table:number-columns-repeated="1019"/>
        </table:table-row>
        <table:table-row table:style-name="ro1">
          <table:table-cell table:style-name="ce25"/>
          <table:table-cell table:number-columns-repeated="3"/>
          <table:table-cell table:style-name="ce26"/>
          <table:table-cell table:number-columns-repeated="1019"/>
        </table:table-row>
        <table:table-row table:style-name="ro1">
          <table:table-cell table:style-name="ce25" office:value-type="string" calcext:value-type="string">
            <text:p>Failed/IGNORED TESTS:</text:p>
          </table:table-cell>
          <table:table-cell table:number-columns-repeated="3"/>
          <table:table-cell table:style-name="ce26"/>
          <table:table-cell table:number-columns-repeated="1019"/>
        </table:table-row>
        <table:table-row table:style-name="ro1">
          <table:table-cell table:style-name="ce25"/>
          <table:table-cell table:number-columns-repeated="3"/>
          <table:table-cell table:style-name="ce26"/>
          <table:table-cell table:number-columns-repeated="1019"/>
        </table:table-row>
        <table:table-row table:style-name="ro1">
          <table:table-cell table:style-name="ce25" office:value-type="string" calcext:value-type="string">
            <text:p>FAILED TESTS:</text:p>
          </table:table-cell>
          <table:table-cell table:number-columns-repeated="3"/>
          <table:table-cell table:style-name="ce26"/>
          <table:table-cell table:number-columns-repeated="1019"/>
        </table:table-row>
        <table:table-row table:style-name="ro1">
          <table:table-cell table:style-name="ce25" office:value-type="string" calcext:value-type="string">
            <text:p>|std:///lang/rascal/tests/functionality/KeywordParameterImportTests.rsc|(1965,155,&lt;55,0&gt;,&lt;62,1&gt;): FALSE NoSuchField("a")</text:p>
          </table:table-cell>
          <table:table-cell table:number-columns-repeated="3"/>
          <table:table-cell table:style-name="ce26"/>
          <table:table-cell table:number-columns-repeated="1019"/>
        </table:table-row>
        <table:table-row table:style-name="ro1">
          <table:table-cell table:style-name="ce25" office:value-type="string" calcext:value-type="string">
            <text:p>|std:///lang/rascal/tests/functionality/KeywordParameterImportTests.rsc|(1456,80,&lt;43,0&gt;,&lt;44,27&gt;): FALSE NoSuchField("a")</text:p>
          </table:table-cell>
          <table:table-cell table:number-columns-repeated="3"/>
          <table:table-cell table:style-name="ce26"/>
          <table:table-cell table:number-columns-repeated="1019"/>
        </table:table-row>
        <table:table-row table:style-name="ro1">
          <table:table-cell table:style-name="ce25" office:value-type="string" calcext:value-type="string">
            <text:p>|std:///lang/rascal/tests/functionality/KeywordParameterImportTests.rsc|(1374,80,&lt;40,0&gt;,&lt;41,27&gt;): FALSE NoSuchField("f")</text:p>
          </table:table-cell>
          <table:table-cell table:number-columns-repeated="3"/>
          <table:table-cell table:style-name="ce26"/>
          <table:table-cell table:number-columns-repeated="1019"/>
        </table:table-row>
        <table:table-row table:style-name="ro1">
          <table:table-cell table:style-name="ce25" office:value-type="string" calcext:value-type="string">
            <text:p>|std:///lang/rascal/tests/functionality/KeywordParameterImportTests.rsc|(1131,139,&lt;28,0&gt;,&lt;36,1&gt;): FALSE NoSuchField("e")</text:p>
          </table:table-cell>
          <table:table-cell table:number-columns-repeated="3"/>
          <table:table-cell table:style-name="ce26"/>
          <table:table-cell table:number-columns-repeated="1019"/>
        </table:table-row>
        <table:table-row table:style-name="ro1">
          <table:table-cell table:style-name="ce25" office:value-type="string" calcext:value-type="string">
            <text:p>|std:///lang/rascal/tests/functionality/KeywordParameterImportTests.rsc|(1027,45,&lt;25,0&gt;,&lt;25,45&gt;): FALSE NoSuchField("h")</text:p>
          </table:table-cell>
          <table:table-cell table:number-columns-repeated="3"/>
          <table:table-cell table:style-name="ce26"/>
          <table:table-cell table:number-columns-repeated="1019"/>
        </table:table-row>
        <table:table-row table:style-name="ro1">
          <table:table-cell table:style-name="ce25" office:value-type="string" calcext:value-type="string">
            <text:p>|std:///lang/rascal/tests/functionality/KeywordParameterImportTests.rsc|(981,45,&lt;24,0&gt;,&lt;24,45&gt;): FALSE NoSuchField("f")</text:p>
          </table:table-cell>
          <table:table-cell table:number-columns-repeated="3"/>
          <table:table-cell table:style-name="ce26"/>
          <table:table-cell table:number-columns-repeated="1019"/>
        </table:table-row>
        <table:table-row table:style-name="ro1">
          <table:table-cell table:style-name="ce25" office:value-type="string" calcext:value-type="string">
            <text:p>|std:///lang/rascal/tests/functionality/KeywordParameterImportTests.rsc|(935,45,&lt;23,0&gt;,&lt;23,45&gt;): FALSE NoSuchField("d")</text:p>
          </table:table-cell>
          <table:table-cell table:number-columns-repeated="3"/>
          <table:table-cell table:style-name="ce26"/>
          <table:table-cell table:number-columns-repeated="1019"/>
        </table:table-row>
        <table:table-row table:style-name="ro1">
          <table:table-cell table:style-name="ce25" office:value-type="string" calcext:value-type="string">
            <text:p>|std:///lang/rascal/tests/functionality/KeywordParameterImportTests.rsc|(889,45,&lt;22,0&gt;,&lt;22,45&gt;): FALSE NoSuchField("a")</text:p>
          </table:table-cell>
          <table:table-cell table:number-columns-repeated="3"/>
          <table:table-cell table:style-name="ce26"/>
          <table:table-cell table:number-columns-repeated="1019"/>
        </table:table-row>
        <table:table-row table:style-name="ro1">
          <table:table-cell table:style-name="ce25" office:value-type="string" calcext:value-type="string">
            <text:p>|std:///lang/rascal/tests/functionality/KeywordParameterImportTests.rsc|(686,44,&lt;17,0&gt;,&lt;17,44&gt;): FALSE NoSuchField("d")</text:p>
          </table:table-cell>
          <table:table-cell table:number-columns-repeated="3"/>
          <table:table-cell table:style-name="ce26"/>
          <table:table-cell table:number-columns-repeated="1019"/>
        </table:table-row>
        <table:table-row table:style-name="ro1">
          <table:table-cell table:style-name="ce25" office:value-type="string" calcext:value-type="string">
            <text:p>|std:///lang/rascal/tests/functionality/KeywordParameterImportTests.rsc|(641,44,&lt;16,0&gt;,&lt;16,44&gt;): FALSE NoSuchField("a")</text:p>
          </table:table-cell>
          <table:table-cell table:number-columns-repeated="3"/>
          <table:table-cell table:style-name="ce26"/>
          <table:table-cell table:number-columns-repeated="1019"/>
        </table:table-row>
        <table:table-row table:style-name="ro1">
          <table:table-cell table:style-name="ce25" office:value-type="string" calcext:value-type="string">
            <text:p>|std:///lang/rascal/tests/functionality/KeywordParameterTests.rsc|(2146,134,&lt;89,0&gt;,&lt;98,1&gt;): FALSE </text:p>
          </table:table-cell>
          <table:table-cell table:number-columns-repeated="3"/>
          <table:table-cell table:style-name="ce26"/>
          <table:table-cell table:number-columns-repeated="1019"/>
        </table:table-row>
        <table:table-row table:style-name="ro1">
          <table:table-cell table:style-name="ce25" office:value-type="string" calcext:value-type="string">
            <text:p>|std:///lang/rascal/tests/functionality/KeywordParameterTests.rsc|(1701,54,&lt;64,0&gt;,&lt;64,54&gt;): FALSE </text:p>
          </table:table-cell>
          <table:table-cell table:number-columns-repeated="3"/>
          <table:table-cell table:style-name="ce26"/>
          <table:table-cell table:number-columns-repeated="1019"/>
        </table:table-row>
        <table:table-row table:style-name="ro1">
          <table:table-cell table:style-name="ce25" office:value-type="string" calcext:value-type="string">
            <text:p>|std:///lang/rascal/tests/functionality/KeywordParameterTests.rsc|(1082,161,&lt;42,0&gt;,&lt;45,1&gt;): FALSE </text:p>
          </table:table-cell>
          <table:table-cell table:number-columns-repeated="3"/>
          <table:table-cell table:style-name="ce26"/>
          <table:table-cell table:number-columns-repeated="1019"/>
        </table:table-row>
        <table:table-row table:style-name="ro1">
          <table:table-cell table:style-name="ce25" office:value-type="string" calcext:value-type="string">
            <text:p>|std:///lang/rascal/tests/functionality/KeywordParameterTests.rsc|(851,62,&lt;34,0&gt;,&lt;36,1&gt;): FALSE </text:p>
          </table:table-cell>
          <table:table-cell table:number-columns-repeated="3"/>
          <table:table-cell table:style-name="ce26"/>
          <table:table-cell table:number-columns-repeated="1019"/>
        </table:table-row>
        <table:table-row table:style-name="ro1">
          <table:table-cell table:style-name="ce25" office:value-type="string" calcext:value-type="string">
            <text:p>|std:///lang/rascal/tests/functionality/RangeTests.rsc|(1874,61,&lt;47,0&gt;,&lt;47,61&gt;): FALSE </text:p>
          </table:table-cell>
          <table:table-cell table:number-columns-repeated="3"/>
          <table:table-cell table:style-name="ce26"/>
          <table:table-cell table:number-columns-repeated="1019"/>
        </table:table-row>
        <table:table-row table:style-name="ro1">
          <table:table-cell table:style-name="ce25" office:value-type="string" calcext:value-type="string">
            <text:p>|std:///lang/rascal/tests/functionality/RangeTests.rsc|(1814,58,&lt;46,0&gt;,&lt;46,58&gt;): FALSE </text:p>
          </table:table-cell>
          <table:table-cell table:number-columns-repeated="3"/>
          <table:table-cell table:style-name="ce26"/>
          <table:table-cell table:number-columns-repeated="1019"/>
        </table:table-row>
        <table:table-row table:style-name="ro1">
          <table:table-cell table:style-name="ce25" office:value-type="string" calcext:value-type="string">
            <text:p>|std:///lang/rascal/tests/functionality/VisitTests.rsc|(18343,108,&lt;655,0&gt;,&lt;655,108&gt;): FALSE </text:p>
          </table:table-cell>
          <table:table-cell table:number-columns-repeated="3"/>
          <table:table-cell table:style-name="ce26"/>
          <table:table-cell table:number-columns-repeated="1019"/>
        </table:table-row>
        <table:table-row table:style-name="ro1">
          <table:table-cell table:style-name="ce25" office:value-type="string" calcext:value-type="string">
            <text:p>|std:///lang/rascal/tests/basic/Equality.rsc|(1213,94,&lt;27,0&gt;,&lt;27,94&gt;): FALSE </text:p>
          </table:table-cell>
          <table:table-cell table:number-columns-repeated="3"/>
          <table:table-cell table:style-name="ce26"/>
          <table:table-cell table:number-columns-repeated="1019"/>
        </table:table-row>
        <table:table-row table:style-name="ro1">
          <table:table-cell table:style-name="ce25" office:value-type="string" calcext:value-type="string">
            <text:p>|std:///lang/rascal/tests/basic/Equality.rsc|(1122,89,&lt;26,0&gt;,&lt;26,89&gt;): FALSE </text:p>
          </table:table-cell>
          <table:table-cell table:number-columns-repeated="3"/>
          <table:table-cell table:style-name="ce26"/>
          <table:table-cell table:number-columns-repeated="1019"/>
        </table:table-row>
        <table:table-row table:style-name="ro1">
          <table:table-cell table:style-name="ce25" office:value-type="string" calcext:value-type="string">
            <text:p>|std:///lang/rascal/tests/basic/IsDefined.rsc|(492,404,&lt;29,0&gt;,&lt;54,1&gt;): FALSE java.lang.NullPointerException; function: ☞ isDefined2({}); instruction: STOREVARDEREF 0, 0</text:p>
          </table:table-cell>
          <table:table-cell table:number-columns-repeated="3"/>
          <table:table-cell table:style-name="ce26"/>
          <table:table-cell table:number-columns-repeated="1019"/>
        </table:table-row>
        <table:table-row table:style-name="ro1">
          <table:table-cell table:style-name="ce25" office:value-type="string" calcext:value-type="string">
            <text:p>|std:///lang/rascal/tests/basic/Memoization.rsc|(450,183,&lt;26,0&gt;,&lt;35,1&gt;): FALSE test fails for arguments: {"",-1974360065} </text:p>
          </table:table-cell>
          <table:table-cell table:number-columns-repeated="3"/>
          <table:table-cell table:style-name="ce26"/>
          <table:table-cell table:number-columns-repeated="1019"/>
        </table:table-row>
        <table:table-row table:style-name="ro1">
          <table:table-cell table:style-name="ce25" office:value-type="string" calcext:value-type="string">
            <text:p>|std:///lang/rascal/grammar/tests/LiteralsTests.rsc|(2488,71,&lt;46,0&gt;,&lt;46,71&gt;): FALSE </text:p>
          </table:table-cell>
          <table:table-cell table:number-columns-repeated="3"/>
          <table:table-cell table:style-name="ce26"/>
          <table:table-cell table:number-columns-repeated="1019"/>
        </table:table-row>
        <table:table-row table:style-name="ro1">
          <table:table-cell table:style-name="ce25" office:value-type="string" calcext:value-type="string">
            <text:p>|std:///lang/rascal/grammar/tests/LiteralsTests.rsc|(1899,98,&lt;35,0&gt;,&lt;35,98&gt;): FALSE </text:p>
          </table:table-cell>
          <table:table-cell table:number-columns-repeated="3"/>
          <table:table-cell table:style-name="ce26"/>
          <table:table-cell table:number-columns-repeated="1019"/>
        </table:table-row>
        <table:table-row table:style-name="ro1">
          <table:table-cell table:style-name="ce25" office:value-type="string" calcext:value-type="string">
            <text:p>|std:///lang/rascal/grammar/tests/LiteralsTests.rsc|(1811,87,&lt;34,0&gt;,&lt;34,87&gt;): FALSE </text:p>
          </table:table-cell>
          <table:table-cell table:number-columns-repeated="3"/>
          <table:table-cell table:style-name="ce26"/>
          <table:table-cell table:number-columns-repeated="1019"/>
        </table:table-row>
        <table:table-row table:style-name="ro1">
          <table:table-cell table:style-name="ce25" office:value-type="string" calcext:value-type="string">
            <text:p>|std:///lang/rascal/grammar/tests/LiteralsTests.rsc|(1461,83,&lt;29,0&gt;,&lt;29,83&gt;): FALSE </text:p>
          </table:table-cell>
          <table:table-cell table:number-columns-repeated="3"/>
          <table:table-cell table:style-name="ce26"/>
          <table:table-cell table:number-columns-repeated="1019"/>
        </table:table-row>
        <table:table-row table:style-name="ro1">
          <table:table-cell table:style-name="ce25" office:value-type="string" calcext:value-type="string">
            <text:p>|std:///lang/rascal/grammar/tests/LiteralsTests.rsc|(1388,72,&lt;28,0&gt;,&lt;28,72&gt;): FALSE </text:p>
          </table:table-cell>
          <table:table-cell table:number-columns-repeated="3"/>
          <table:table-cell table:style-name="ce26"/>
          <table:table-cell table:number-columns-repeated="1019"/>
        </table:table-row>
        <table:table-row table:style-name="ro1">
          <table:table-cell table:style-name="ce25" office:value-type="string" calcext:value-type="string">
            <text:p>|std:///lang/rascal/syntax/tests/ImplodeTests.rsc|(2486,171,&lt;61,0&gt;,&lt;61,171&gt;): FALSE </text:p>
          </table:table-cell>
          <table:table-cell table:number-columns-repeated="3"/>
          <table:table-cell table:style-name="ce26"/>
          <table:table-cell table:number-columns-repeated="1019"/>
        </table:table-row>
        <table:table-row table:style-name="ro1">
          <table:table-cell table:style-name="ce25" office:value-type="string" calcext:value-type="string">
            <text:p>|std:///lang/rascal/syntax/tests/ImplodeTests.rsc|(2230,123,&lt;57,0&gt;,&lt;57,123&gt;): FALSE </text:p>
          </table:table-cell>
          <table:table-cell table:number-columns-repeated="3"/>
          <table:table-cell table:style-name="ce26"/>
          <table:table-cell table:number-columns-repeated="1019"/>
        </table:table-row>
        <table:table-row table:style-name="ro1">
          <table:table-cell table:style-name="ce25" office:value-type="string" calcext:value-type="string">
            <text:p>|std:///lang/rascal/syntax/tests/ImplodeTests.rsc|(1962,161,&lt;53,0&gt;,&lt;53,161&gt;): FALSE </text:p>
          </table:table-cell>
          <table:table-cell table:number-columns-repeated="3"/>
          <table:table-cell table:style-name="ce26"/>
          <table:table-cell table:number-columns-repeated="1019"/>
        </table:table-row>
        <table:table-row table:style-name="ro1">
          <table:table-cell table:style-name="ce25" office:value-type="string" calcext:value-type="string">
            <text:p>|std:///lang/rascal/syntax/tests/ImplodeTests.rsc|(1715,118,&lt;49,0&gt;,&lt;49,118&gt;): FALSE </text:p>
          </table:table-cell>
          <table:table-cell table:number-columns-repeated="3"/>
          <table:table-cell table:style-name="ce26"/>
          <table:table-cell table:number-columns-repeated="1019"/>
        </table:table-row>
        <table:table-row table:style-name="ro1">
          <table:table-cell table:style-name="ce25"/>
          <table:table-cell table:number-columns-repeated="3"/>
          <table:table-cell table:style-name="ce26"/>
          <table:table-cell table:number-columns-repeated="1019"/>
        </table:table-row>
        <table:table-row table:style-name="ro1">
          <table:table-cell table:style-name="ce25" office:value-type="string" calcext:value-type="string">
            <text:p>TEST SUMMARY: 4436 tests executed; 30 failed; 0 ignored</text:p>
          </table:table-cell>
          <table:table-cell table:number-columns-repeated="3"/>
          <table:table-cell table:style-name="ce26"/>
          <table:table-cell table:number-columns-repeated="1019"/>
        </table:table-row>
        <table:table-row table:style-name="ro1">
          <table:table-cell table:style-name="ce25"/>
          <table:table-cell table:number-columns-repeated="3"/>
          <table:table-cell table:style-name="ce26"/>
          <table:table-cell table:number-columns-repeated="1019"/>
        </table:table-row>
        <table:table-row table:style-name="ro1">
          <table:table-cell table:style-name="ce25" office:value-type="string" calcext:value-type="string">
            <text:p>CRASHED TESTS:</text:p>
          </table:table-cell>
          <table:table-cell table:number-columns-repeated="3"/>
          <table:table-cell table:style-name="ce26"/>
          <table:table-cell table:number-columns-repeated="1019"/>
        </table:table-row>
        <table:table-row table:style-name="ro1">
          <table:table-cell table:style-name="ce25" office:value-type="string" calcext:value-type="string">
            <text:p>|std:///lang/rascal/tests/functionality/KeywordParameterImportTests.rsc|: NoSuchField("a")</text:p>
          </table:table-cell>
          <table:table-cell table:number-columns-repeated="3"/>
          <table:table-cell table:style-name="ce26"/>
          <table:table-cell table:number-columns-repeated="1019"/>
        </table:table-row>
        <table:table-row table:style-name="ro1">
          <table:table-cell table:style-name="ce25" office:value-type="string" calcext:value-type="string">
            <text:p>|std:///lang/rascal/tests/functionality/KeywordParameterImportTests.rsc|: NoSuchField("a")</text:p>
          </table:table-cell>
          <table:table-cell table:number-columns-repeated="3"/>
          <table:table-cell table:style-name="ce26"/>
          <table:table-cell table:number-columns-repeated="1019"/>
        </table:table-row>
        <table:table-row table:style-name="ro1">
          <table:table-cell table:style-name="ce25" office:value-type="string" calcext:value-type="string">
            <text:p>|std:///lang/rascal/tests/functionality/KeywordParameterImportTests.rsc|: NoSuchField("f")</text:p>
          </table:table-cell>
          <table:table-cell table:number-columns-repeated="3"/>
          <table:table-cell table:style-name="ce26"/>
          <table:table-cell table:number-columns-repeated="1019"/>
        </table:table-row>
        <table:table-row table:style-name="ro1">
          <table:table-cell table:style-name="ce25" office:value-type="string" calcext:value-type="string">
            <text:p>|std:///lang/rascal/tests/functionality/KeywordParameterImportTests.rsc|: NoSuchField("e")</text:p>
          </table:table-cell>
          <table:table-cell table:number-columns-repeated="3"/>
          <table:table-cell table:style-name="ce26"/>
          <table:table-cell table:number-columns-repeated="1019"/>
        </table:table-row>
        <table:table-row table:style-name="ro1">
          <table:table-cell table:style-name="ce25" office:value-type="string" calcext:value-type="string">
            <text:p>|std:///lang/rascal/tests/functionality/KeywordParameterImportTests.rsc|: NoSuchField("h")</text:p>
          </table:table-cell>
          <table:table-cell table:number-columns-repeated="3"/>
          <table:table-cell table:style-name="ce26"/>
          <table:table-cell table:number-columns-repeated="1019"/>
        </table:table-row>
        <table:table-row table:style-name="ro1">
          <table:table-cell table:style-name="ce25" office:value-type="string" calcext:value-type="string">
            <text:p>|std:///lang/rascal/tests/functionality/KeywordParameterImportTests.rsc|: NoSuchField("f")</text:p>
          </table:table-cell>
          <table:table-cell table:number-columns-repeated="3"/>
          <table:table-cell table:style-name="ce26"/>
          <table:table-cell table:number-columns-repeated="1019"/>
        </table:table-row>
        <table:table-row table:style-name="ro1">
          <table:table-cell table:style-name="ce25" office:value-type="string" calcext:value-type="string">
            <text:p>|std:///lang/rascal/tests/functionality/KeywordParameterImportTests.rsc|: NoSuchField("d")</text:p>
          </table:table-cell>
          <table:table-cell table:number-columns-repeated="3"/>
          <table:table-cell table:style-name="ce26"/>
          <table:table-cell table:number-columns-repeated="1019"/>
        </table:table-row>
        <table:table-row table:style-name="ro1">
          <table:table-cell table:style-name="ce25" office:value-type="string" calcext:value-type="string">
            <text:p>|std:///lang/rascal/tests/functionality/KeywordParameterImportTests.rsc|: NoSuchField("a")</text:p>
          </table:table-cell>
          <table:table-cell table:number-columns-repeated="3"/>
          <table:table-cell table:style-name="ce26"/>
          <table:table-cell table:number-columns-repeated="1019"/>
        </table:table-row>
        <table:table-row table:style-name="ro1">
          <table:table-cell table:style-name="ce25" office:value-type="string" calcext:value-type="string">
            <text:p>|std:///lang/rascal/tests/functionality/KeywordParameterImportTests.rsc|: NoSuchField("d")</text:p>
          </table:table-cell>
          <table:table-cell table:number-columns-repeated="3"/>
          <table:table-cell table:style-name="ce26"/>
          <table:table-cell table:number-columns-repeated="1019"/>
        </table:table-row>
        <table:table-row table:style-name="ro1">
          <table:table-cell table:style-name="ce25" office:value-type="string" calcext:value-type="string">
            <text:p>|std:///lang/rascal/tests/functionality/KeywordParameterImportTests.rsc|: NoSuchField("a")</text:p>
          </table:table-cell>
          <table:table-cell table:number-columns-repeated="3"/>
          <table:table-cell table:style-name="ce26"/>
          <table:table-cell table:number-columns-repeated="1019"/>
        </table:table-row>
        <table:table-row table:style-name="ro1">
          <table:table-cell table:style-name="ce25" office:value-type="string" calcext:value-type="string">
            <text:p>|std:///lang/rascal/tests/basic/IsDefined.rsc|: java.lang.NullPointerException; function: ☞ isDefined2({}); instruction: STOREVARDEREF 0, 0</text:p>
          </table:table-cell>
          <table:table-cell table:number-columns-repeated="3"/>
          <table:table-cell table:style-name="ce26"/>
          <table:table-cell table:number-columns-repeated="1019"/>
        </table:table-row>
        <table:table-row table:style-name="ro1">
          <table:table-cell table:style-name="ce25" office:value-type="string" calcext:value-type="string">
            <text:p>|std:///lang/rascal/tests/library/lang/csv/CSVIOTests.rsc|: Cannot execute due to compilation errors</text:p>
          </table:table-cell>
          <table:table-cell table:number-columns-repeated="3"/>
          <table:table-cell table:style-name="ce26"/>
          <table:table-cell table:number-columns-repeated="1019"/>
        </table:table-row>
        <table:table-row table:style-name="ro1">
          <table:table-cell table:style-name="ce25" office:value-type="string" calcext:value-type="string">
            <text:p>|std:///lang/yaml/Model.rsc|: Java("CompilerError","In function lang::yaml::Model/equalNodes(adt(\"Node\",[]);adt(\"Node\",[]);)#157/equalNodesRec(adt(\"Node\",[]);adt(\"Node\",[]);)#175 : No enum constant org.rascalmpl.library.experiments.Compiler.RVM.Interpreter.RascalPrimitive.equal_int")</text:p>
          </table:table-cell>
          <table:table-cell table:number-columns-repeated="3"/>
          <table:table-cell table:style-name="ce26"/>
          <table:table-cell table:number-columns-repeated="1019"/>
        </table:table-row>
        <table:table-row table:style-name="ro1" table:number-rows-repeated="96">
          <table:table-cell table:style-name="ce26"/>
          <table:table-cell table:number-columns-repeated="3"/>
          <table:table-cell table:style-name="ce26"/>
          <table:table-cell table:number-columns-repeated="1019"/>
        </table:table-row>
        <table:table-row table:style-name="ro1" table:number-rows-repeated="38">
          <table:table-cell table:number-columns-repeated="4"/>
          <table:table-cell table:style-name="ce26"/>
          <table:table-cell table:number-columns-repeated="1019"/>
        </table:table-row>
        <table:table-row table:style-name="ro1" table:number-rows-repeated="10482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 Tests with Assertions" table:style-name="ta1">
        <table:table-column table:style-name="co1" table:number-columns-repeated="1024" table:default-cell-style-name="ce4"/>
        <table:table-row table:style-name="ro1">
          <table:table-cell table:style-name="ce3" office:value-type="string" calcext:value-type="string">
            <text:p>TESTS RUN AT $2015-03-18T22:11:49.869+00:00$</text:p>
          </table:table-cell>
          <table:table-cell table:number-columns-repeated="1023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3" office:value-type="string" calcext:value-type="string">
            <text:p>RESULTS PER FILE: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AccumulatingTests.rsc|: 13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AliasTests.rsc|: 22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Annotation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AssignmentTests.rsc|: 52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BacktrackingTests.rsc|: 26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CallTests.rsc|: 74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CallTestsAux.rsc|: 0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ComprehensionTests.rsc|: 234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ConcretePatternTests1.rsc|: 69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ConcretePatternTests2.rsc|: 27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ConcreteSyntaxTests1.rsc|: 11 tests executed; 2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ConcreteSyntaxTests2.rsc|: 6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ConcreteTerms.rsc|: 4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DataDeclarationTests.rsc|: 46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DataTypeTests.rsc|: 711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DeclarationTests.rsc|: 3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KeywordParameterImportTests.rsc|: 11 tests executed; 1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KeywordParameterTests.rsc|: 17 tests executed; 3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ParsingTests.rsc|: 1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PatternTests.rsc|: 339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PatternDescendantTests.rsc|: 21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PatternList3Tests.rsc|: 49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ProjectionTests.rsc|: 2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RangeTests.rsc|: 25 tests executed; 2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Reducer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RegExpTests.rsc|: 60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ScopeTests.rsc|: 12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SetMatchTests1.rsc|: 51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SetMatchTests2.rsc|: 68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StatementTests.rsc|: 102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SubscriptTests.rsc|: 38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TryCatchTests.rsc|: 20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VisitTests.rsc|: 147 tests executed; 1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basic/Booleans.rsc|: 14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basic/Equality.rsc|: 63 tests executed; 2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basic/Functions.rsc|: 10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basic/Integers.rsc|: 20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basic/IO.rsc|: 12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basic/ListRelations.rsc|: 19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basic/Lists.rsc|: 110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basic/Locations.rsc|: 28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basic/Maps.rsc|: 73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basic/Matching.rsc|: 12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basic/Memoization.rsc|: 2 tests executed; 1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basic/Nodes.rsc|: 32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basic/Overloading.rsc|: 11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basic/Relations.rsc|: 19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basic/Sets.rsc|: 36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basic/SolvedIssues.rsc|: 3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basic/Strings.rsc|: 66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basic/Tuples.rsc|: 11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library/Boolean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library/GraphTests.rsc|: 23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library/IntegerTests.rsc|: 11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library/ListRelationTests.rsc|: 146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library/ListTests.rsc|: 234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library/MapTests.rsc|: 104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library/MathTests.rsc|: 112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library/NodeTests.rsc|: 25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library/NumberTests.rsc|: 41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library/RelationTests.rsc|: 53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library/SetTests.rsc|: 55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library/StringTests.rsc|: 125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library/Type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library/ValueIOTests.rsc|: 42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library/analysis/statistics/DescriptiveTests.rsc|: 6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library/analysis/statistics/RangeUtils.rsc|: 0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library/lang/csv/CSVIOTests.rsc|: 10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library/lang/json/JSONIOTests.rsc|: 30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imports/Extending.rsc|: 1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imports/ImportTests1.rsc|: 2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imports/ImportTests2.rsc|: 3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imports/ImportTests3.rsc|: 5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imports/ImportTests4.rsc|: 3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imports/ImportTests5.rsc|: 5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imports/ImportTests6.rsc|: 2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imports/ImportTests7.rsc|: 3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imports/ImportTests8.rsc|: 4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imports/ModuleInitRange.rsc|: 1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demo/basic/Ackermann.rsc|: 2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demo/basic/Bubble.rsc|: 9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demo/basic/Factorial.rsc|: 4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demo/common/Calls.rsc|: 9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demo/common/ColoredTrees.rsc|: 3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demo/common/CountConstructors.rsc|: 2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demo/common/Cycles.rsc|: 3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demo/common/Derivative.rsc|: 2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demo/common/Lift.rsc|: 1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demo/common/StringTemplate.rsc|: 1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demo/common/Trans.rsc|: 1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demo/common/WordReplacement.rsc|: 4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demo/common/WordCount/CountInLine1.rsc|: 2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demo/common/WordCount/CountInLine2.rsc|: 2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demo/common/WordCount/CountInLine3.rsc|: 2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demo/common/WordCount/WordCount.rsc|: 12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demo/Dominators.rsc|: 2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demo/lang/Exp/Abstract/Eval.rsc|: 4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demo/lang/Exp/Combined/Automatic/Eval.rsc|: 8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demo/lang/Exp/Combined/Manual/Eval.rsc|: 8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demo/lang/Exp/Concrete/WithLayout/Eval.rsc|: 4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demo/lang/Func/Test.rsc|: 4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demo/McCabe.rsc|: 3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demo/ReachingDefs.rsc|: 3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demo/Slicing.rsc|: 7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demo/Uninit.rsc|: 2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format/Escape.rsc|: 5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grammar/Lookahead.rsc|: 33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grammar/tests/ParserGeneratorTests.rsc|: 71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grammar/tests/PicoGrammar.rsc|: 39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grammar/tests/CGrammar.rsc|: 39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grammar/tests/CharactersTests.rsc|: 15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grammar/tests/LiteralsTests.rsc|: 31 tests executed; 5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grammar/tests/RascalGrammar.rsc|: 39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syntax/tests/ConcreteSyntax.rsc|: 15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syntax/tests/ExpressionGrammars.rsc|: 19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syntax/tests/ImplodeTests.rsc|: 12 tests executed; 4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syntax/tests/KnownIssues.rsc|: 1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meta/ModuleInfo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syntax/tests/PreBootstrap.rsc|: 6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syntax/tests/SolvedIssues.rsc|: 11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ypes/tests/AbstractKindTests.rsc|: 1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ypes/tests/AbstractNameTests.rsc|: 15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ypes/tests/TypeInstantiationTests.rsc|: 6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ypes/tests/UtilTests.rsc|: 8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util/PriorityQueue.rsc|: 1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util/UUID.rsc|: 1 tests executed; 0 failed; 0 ignored</text:p>
          </table:table-cell>
          <table:table-cell table:number-columns-repeated="1023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3" office:value-type="string" calcext:value-type="string">
            <text:p>Failed/IGNORED TESTS:</text:p>
          </table:table-cell>
          <table:table-cell table:number-columns-repeated="1023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3" office:value-type="string" calcext:value-type="string">
            <text:p>FAILED TESTS: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ConcreteSyntaxTests1.rsc|(1090,83,&lt;39,0&gt;,&lt;39,83&gt;): FALSE 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ConcreteSyntaxTests1.rsc|(1007,81,&lt;37,0&gt;,&lt;37,81&gt;): FALSE 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KeywordParameterImportTests.rsc|(1965,155,&lt;55,0&gt;,&lt;62,1&gt;): FALSE NoSuchField("a")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KeywordParameterImportTests.rsc|(1456,80,&lt;43,0&gt;,&lt;44,27&gt;): FALSE NoSuchField("a")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KeywordParameterImportTests.rsc|(1374,80,&lt;40,0&gt;,&lt;41,27&gt;): FALSE NoSuchField("f")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KeywordParameterImportTests.rsc|(1131,139,&lt;28,0&gt;,&lt;36,1&gt;): FALSE NoSuchField("e")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KeywordParameterImportTests.rsc|(1027,45,&lt;25,0&gt;,&lt;25,45&gt;): FALSE NoSuchField("h")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KeywordParameterImportTests.rsc|(981,45,&lt;24,0&gt;,&lt;24,45&gt;): FALSE NoSuchField("f")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KeywordParameterImportTests.rsc|(935,45,&lt;23,0&gt;,&lt;23,45&gt;): FALSE NoSuchField("d")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KeywordParameterImportTests.rsc|(889,45,&lt;22,0&gt;,&lt;22,45&gt;): FALSE NoSuchField("a")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KeywordParameterImportTests.rsc|(686,44,&lt;17,0&gt;,&lt;17,44&gt;): FALSE NoSuchField("d")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KeywordParameterImportTests.rsc|(641,44,&lt;16,0&gt;,&lt;16,44&gt;): FALSE NoSuchField("a")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KeywordParameterTests.rsc|(1701,54,&lt;64,0&gt;,&lt;64,54&gt;): FALSE 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KeywordParameterTests.rsc|(1082,161,&lt;42,0&gt;,&lt;45,1&gt;): FALSE 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KeywordParameterTests.rsc|(851,62,&lt;34,0&gt;,&lt;36,1&gt;): FALSE 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RangeTests.rsc|(1874,61,&lt;47,0&gt;,&lt;47,61&gt;): FALSE 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RangeTests.rsc|(1814,58,&lt;46,0&gt;,&lt;46,58&gt;): FALSE 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VisitTests.rsc|(18343,108,&lt;655,0&gt;,&lt;655,108&gt;): FALSE 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basic/Equality.rsc|(1213,94,&lt;27,0&gt;,&lt;27,94&gt;): FALSE 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basic/Equality.rsc|(1122,89,&lt;26,0&gt;,&lt;26,89&gt;): FALSE 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basic/Memoization.rsc|(450,183,&lt;26,0&gt;,&lt;35,1&gt;): FALSE test fails for arguments: {0.06538059450124944} 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grammar/tests/LiteralsTests.rsc|(2488,71,&lt;46,0&gt;,&lt;46,71&gt;): FALSE 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grammar/tests/LiteralsTests.rsc|(1899,98,&lt;35,0&gt;,&lt;35,98&gt;): FALSE 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grammar/tests/LiteralsTests.rsc|(1811,87,&lt;34,0&gt;,&lt;34,87&gt;): FALSE 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grammar/tests/LiteralsTests.rsc|(1461,83,&lt;29,0&gt;,&lt;29,83&gt;): FALSE 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grammar/tests/LiteralsTests.rsc|(1388,72,&lt;28,0&gt;,&lt;28,72&gt;): FALSE 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syntax/tests/ImplodeTests.rsc|(2486,171,&lt;61,0&gt;,&lt;61,171&gt;): FALSE 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syntax/tests/ImplodeTests.rsc|(2230,123,&lt;57,0&gt;,&lt;57,123&gt;): FALSE 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syntax/tests/ImplodeTests.rsc|(1962,161,&lt;53,0&gt;,&lt;53,161&gt;): FALSE 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syntax/tests/ImplodeTests.rsc|(1715,118,&lt;49,0&gt;,&lt;49,118&gt;): FALSE </text:p>
          </table:table-cell>
          <table:table-cell table:number-columns-repeated="1023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3" office:value-type="string" calcext:value-type="string">
            <text:p>TEST SUMMARY: 4360 tests executed; 30 failed; 0 ignored</text:p>
          </table:table-cell>
          <table:table-cell table:number-columns-repeated="1023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3" office:value-type="string" calcext:value-type="string">
            <text:p>CRASHED TESTS: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FunctionCompositionTests.rsc|: Java("AssertionError","")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InterpolationTests.rsc|: Java("AssertionError","sp value is 2 (should be at least 3) at |std:///lang/rascal/tests/functionality/InterpolationTests.rsc|(119,5,\&lt;3,56\&gt;,\&lt;3,61\&gt;)")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KeywordParameterImportTests.rsc|: NoSuchField("a")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KeywordParameterImportTests.rsc|: NoSuchField("a")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KeywordParameterImportTests.rsc|: NoSuchField("f")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KeywordParameterImportTests.rsc|: NoSuchField("e")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KeywordParameterImportTests.rsc|: NoSuchField("h")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KeywordParameterImportTests.rsc|: NoSuchField("f")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KeywordParameterImportTests.rsc|: NoSuchField("d")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KeywordParameterImportTests.rsc|: NoSuchField("a")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KeywordParameterImportTests.rsc|: NoSuchField("d")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KeywordParameterImportTests.rsc|: NoSuchField("a")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basic/IsDefined.rsc|: Java("AssertionError","Local variable 4 is null")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demo/lang/Exp/Concrete/NoLayout/Eval.rsc|: Java("CompilerError","In function demo::lang::Exp::Concrete::NoLayout::Eval/eval(sort(\"Exp\");)#9 : IO(\"Expected Production, but got node\")")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demo/lang/Lisra/Test.rsc|: Java("CompilerError","In function demo::lang::Lisra::Parse/build(sort(\"LispExp\");)#11 : IO(\"Expected Production, but got node\")")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format/Grammar.rsc|: Java("CompilerError","In function lang::rascal::format::Grammar/CC()#180 : IO(\"Expected Production, but got node\")")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yaml/Model.rsc|: Java("CompilerError","In function lang::yaml::Model/equalNodes(adt(\"Node\",[]);adt(\"Node\",[]);)#157/equalNodesRec(adt(\"Node\",[]);adt(\"Node\",[]);)#175 : No enum constant org.rascalmpl.library.experiments.Compiler.RVM.Interpreter.RascalPrimitive.equal_int")</text:p>
          </table:table-cell>
          <table:table-cell table:number-columns-repeated="1023"/>
        </table:table-row>
        <table:table-row table:style-name="ro1" table:number-rows-repeated="75">
          <table:table-cell table:style-name="ce3"/>
          <table:table-cell table:number-columns-repeated="1023"/>
        </table:table-row>
        <table:table-row table:style-name="ro1" table:number-rows-repeated="104831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ypechecker Tests" table:style-name="ta1">
        <table:table-column table:style-name="co1" table:number-columns-repeated="1024" table:default-cell-style-name="ce4"/>
        <table:table-row table:style-name="ro1">
          <table:table-cell table:style-name="ce3" office:value-type="string" calcext:value-type="string">
            <text:p>TESTS RUN AT $2015-04-17T20:47:01.468+00:00$</text:p>
          </table:table-cell>
          <table:table-cell table:number-columns-repeated="1023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3" office:value-type="string" calcext:value-type="string">
            <text:p>RESULTS PER FILE: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types/StaticTestingUtilsTests.rsc|: 14 tests executed; 1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types/AccumulatingTCTests.rsc|: 3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types/AllStaticIssues.rsc|: 51 tests executed; 5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types/AnnotationTCTests.rsc|: 7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types/AssignmentTCTests.rsc|: 20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types/CallTCTests.rsc|: 21 tests executed; 1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types/ComprehensionTCTests.rsc|: 17 tests executed; 2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types/DataDeclarationTCTests.rsc|: 9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types/DataTypeTCTests.rsc|: 44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types/DeclarationTCTests.rsc|: 29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types/ImportTC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types/PatternTCTests.rsc|: 66 tests executed; 3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types/ProjectionTCTests.rsc|: 3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types/RegExpTCTests.rsc|: 1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types/ScopeTCTests.rsc|: 9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types/StatementTCTests.rsc|: 9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types/SubscriptTCTests.rsc|: 18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types/VisitTCTests.rsc|: 1 tests executed; 0 failed; 0 ignored</text:p>
          </table:table-cell>
          <table:table-cell table:number-columns-repeated="1023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3" office:value-type="string" calcext:value-type="string">
            <text:p>Failed/IGNORED TESTS:</text:p>
          </table:table-cell>
          <table:table-cell table:number-columns-repeated="1023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3" office:value-type="string" calcext:value-type="string">
            <text:p>FAILED TESTS: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types/StaticTestingUtilsTests.rsc|(1171,91,&lt;29,0&gt;,&lt;29,91&gt;): FALSE "{error(\"Cannot import module List\",|unknown:///|(0,65,\&lt;1,0\&gt;,\&lt;7,2\&gt;)),error(\"Name size is not in sc ..."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types/AllStaticIssues.rsc|(13378,110,&lt;353,0&gt;,&lt;354,86&gt;): FALSE "{}"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types/AllStaticIssues.rsc|(4401,84,&lt;129,0&gt;,&lt;130,60&gt;): FALSE "{error(\"Cannot import module List\",|unknown:///|(0,65,\&lt;1,0\&gt;,\&lt;7,2\&gt;))}"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types/AllStaticIssues.rsc|(2991,355,&lt;88,0&gt;,&lt;99,15&gt;): FALSE "{error(\"Cannot import module List\",|unknown:///|(0,249,\&lt;1,0\&gt;,\&lt;14,11\&gt;))}"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types/AllStaticIssues.rsc|(2232,355,&lt;66,0&gt;,&lt;73,16&gt;): FALSE "{error(\"Cannot import module List\",|unknown:///|(0,283,\&lt;1,0\&gt;,\&lt;11,12\&gt;))}"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types/AllStaticIssues.rsc|(1966,261,&lt;59,0&gt;,&lt;64,16&gt;): FALSE "{error(\"Cannot import module List\",|unknown:///|(0,211,\&lt;1,0\&gt;,\&lt;10,12\&gt;)),error(\"Name mapper is not <text:s/>..."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types/CallTCTests.rsc|(471,54,&lt;15,0&gt;,&lt;15,54&gt;): FALSE "{}"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types/ComprehensionTCTests.rsc|(2020,101,&lt;41,0&gt;,&lt;41,101&gt;): FALSE "{}"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types/ComprehensionTCTests.rsc|(1902,101,&lt;39,0&gt;,&lt;39,101&gt;): FALSE "{}"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types/PatternTCTests.rsc|(7151,273,&lt;165,0&gt;,&lt;168,67&gt;): FALSE "{error(\"Cannot match an expression of type: type(adt(\\\"Tree\\\",[]),()) against a pattern of type t ..."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types/PatternTCTests.rsc|(6917,229,&lt;159,0&gt;,&lt;162,67&gt;): FALSE "{error(\"Cannot match an expression of type: type(adt(\\\"Tree\\\",[]),()) against a pattern of type t ..."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types/PatternTCTests.rsc|(6702,213,&lt;154,0&gt;,&lt;157,67&gt;): FALSE "{error(\"Cannot match an expression of type: type(adt(\\\"Tree\\\",[]),()) against a pattern of type t ..."</text:p>
          </table:table-cell>
          <table:table-cell table:number-columns-repeated="1023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3" office:value-type="string" calcext:value-type="string">
            <text:p>TEST SUMMARY: 326 tests executed; 12 failed; 0 ignored</text:p>
          </table:table-cell>
          <table:table-cell table:number-columns-repeated="1023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5" office:value-type="string" calcext:value-type="string">
            <text:p>CRASHED TESTS:</text:p>
          </table:table-cell>
          <table:table-cell table:style-name="ce6" table:number-columns-repeated="1023"/>
        </table:table-row>
        <table:table-row table:style-name="ro1">
          <table:table-cell table:style-name="ce3" office:value-type="string" calcext:value-type="string">
            <text:p>|std:///lang/rascal/tests/types/StaticTestingUtilsTests.rsc|: "{error(\"Cannot import module List\",|unknown:///|(0,65,\&lt;1,0\&gt;,\&lt;7,2\&gt;)),error(\"Name size is not in sc ..."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types/AllStaticIssues.rsc|: "{}"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types/AllStaticIssues.rsc|: "{error(\"Cannot import module List\",|unknown:///|(0,65,\&lt;1,0\&gt;,\&lt;7,2\&gt;))}"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types/AllStaticIssues.rsc|: "{error(\"Cannot import module List\",|unknown:///|(0,249,\&lt;1,0\&gt;,\&lt;14,11\&gt;))}"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types/AllStaticIssues.rsc|: "{error(\"Cannot import module List\",|unknown:///|(0,283,\&lt;1,0\&gt;,\&lt;11,12\&gt;))}"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types/AllStaticIssues.rsc|: "{error(\"Cannot import module List\",|unknown:///|(0,211,\&lt;1,0\&gt;,\&lt;10,12\&gt;)),error(\"Name mapper is not <text:s/>..."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types/CallTCTests.rsc|: "{}"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types/ComprehensionTCTests.rsc|: "{}"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types/ComprehensionTCTests.rsc|: "{}"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types/PatternTCTests.rsc|: "{error(\"Cannot match an expression of type: type(adt(\\\"Tree\\\",[]),()) against a pattern of type t ..."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types/PatternTCTests.rsc|: "{error(\"Cannot match an expression of type: type(adt(\\\"Tree\\\",[]),()) against a pattern of type t ..."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types/PatternTCTests.rsc|: "{error(\"Cannot match an expression of type: type(adt(\\\"Tree\\\",[]),()) against a pattern of type t ..."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value: false</text:p>
          </table:table-cell>
          <table:table-cell table:number-columns-repeated="1023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3" office:value-type="string" calcext:value-type="string">
            <text:p>rascal&gt;</text:p>
          </table:table-cell>
          <table:table-cell table:number-columns-repeated="1023"/>
        </table:table-row>
        <table:table-row table:style-name="ro1" table:number-rows-repeated="66">
          <table:table-cell table:style-name="ce3"/>
          <table:table-cell table:number-columns-repeated="1023"/>
        </table:table-row>
        <table:table-row table:style-name="ro1" table:number-rows-repeated="10484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RascalTests" table:style-name="ta1">
        <table:table-column table:style-name="co1" table:number-columns-repeated="1024" table:default-cell-style-name="ce2"/>
        <table:table-row table:style-name="ro1">
          <table:table-cell table:style-name="ce1" office:value-type="string" calcext:value-type="string">
            <text:p>TESTS RUN AT $2014-12-02T12:11:48.297+00:00$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RESULTS PER FILE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AccumulatingTests.rsc|: 1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AliasTests.rsc|: 2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Annotation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AssignmentTests.rsc|: 5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BacktrackingTests.rsc|: 2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CallTests.rsc|: 74 tests executed; 1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ComprehensionTests.rsc|: 229 tests executed; 0 failed; 3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ConcretePatternTests1.rsc|: 5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ConcretePatternTests2.rsc|: 1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ConcreteSyntaxTests1.rsc|: 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ConcreteSyntaxTests2.rsc|: 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DataDeclarationTests.rsc|: 4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DataTypeTests.rsc|: 69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DeclarationTests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FunctionCompositionTests.rsc|: 27 tests executed; 1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InterpolationTests.rsc|: 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PatternTests.rsc|: 337 tests executed; 0 failed; 3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PatternTestsDescendant.rsc|: 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PatternTestsList3.rsc|: 4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ProjectionTests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RangeTests.rsc|: 25 tests executed; 2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Reducer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RegExpTests.rsc|: 61 tests executed; 0 failed; 1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ScopeTests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SetMatchTests1.rsc|: 5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SetMatchTests2.rsc|: 6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StatementTests.rsc|: 5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SubscriptTests.rsc|: 3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TryCatchTests.rsc|: 2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VisitTests.rsc|: 11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Booleans.rsc|: 1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Equality.rsc|: 63 tests executed; 2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Functions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Integers.rsc|: 2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IO.rsc|: 1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ListRelations.rsc|: 1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Lists.rsc|: 10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Locations.rsc|: 2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Maps.rsc|: 2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Matching.rsc|: 1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Memoization.rsc|: 2 tests executed; 1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Nodes.rsc|: 3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Relations.rsc|: 1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Sets.rsc|: 3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SolvedIssues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Strings.rsc|: 6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Tuples.rsc|: 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lang/csv/CSVIOTests.rsc|: 1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lang/json/JSONIOTests.rsc|: 3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Boolean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GraphTests.rsc|: 2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IntegerTests.rsc|: 1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ListRelationTests.rsc|: 14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ListTests.rsc|: 235 tests executed; 0 failed; 1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MapTests.rsc|: 3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MathTests.rsc|: 11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NodeTests.rsc|: 2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NumberTests.rsc|: 4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RelationTests.rsc|: 5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SetTests.rsc|: 5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StringTests.rsc|: 12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ValueIOTests.rsc|: 43 tests executed; 0 failed; 1 ignored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Failed/IGNORED TESTS: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FAILED TESTS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CallTests.rsc|(2334,156,&lt;81,0&gt;,&lt;86,1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FunctionCompositionTests.rsc|(7116,568,&lt;227,0&gt;,&lt;236,1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RangeTests.rsc|(1874,61,&lt;47,0&gt;,&lt;47,61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RangeTests.rsc|(1814,58,&lt;46,0&gt;,&lt;46,58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Equality.rsc|(1213,94,&lt;27,0&gt;,&lt;27,94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Equality.rsc|(1122,89,&lt;26,0&gt;,&lt;26,89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Memoization.rsc|(450,183,&lt;26,0&gt;,&lt;35,1&gt;): FALSE test fails for arguments: {[-43438951r68807278],"柉"($2522-04-27T19:16:56.453+00:00$)} 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IGNORED TESTS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ComprehensionTests.rsc|(6619,64,&lt;145,0&gt;,&lt;146,37&gt;):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ComprehensionTests.rsc|(6554,64,&lt;143,2&gt;,&lt;144,37&gt;):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ComprehensionTests.rsc|(6487,64,&lt;141,0&gt;,&lt;142,37&gt;):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PatternTests.rsc|(5957,115,&lt;140,0&gt;,&lt;141,107&gt;):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PatternTests.rsc|(5700,139,&lt;132,1&gt;,&lt;133,130&gt;):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PatternTests.rsc|(3858,129,&lt;85,0&gt;,&lt;85,129&gt;):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RegExpTests.rsc|(6054,108,&lt;124,0&gt;,&lt;126,48&gt;):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ListTests.rsc|(2150,103,&lt;58,0&gt;,&lt;58,103&gt;):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ValueIOTests.rsc|(3253,103,&lt;97,0&gt;,&lt;98,95&gt;): IGNORED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SUMMARY: 3539 tests executed; 7 failed; 9 ignored</text:p>
          </table:table-cell>
          <table:table-cell table:number-columns-repeated="1023"/>
        </table:table-row>
        <table:table-row table:style-name="ro1" table:number-rows-repeated="14">
          <table:table-cell table:style-name="ce1"/>
          <table:table-cell table:number-columns-repeated="1023"/>
        </table:table-row>
        <table:table-row table:style-name="ro1" table:number-rows-repeated="18">
          <table:table-cell table:style-name="ce7"/>
          <table:table-cell table:number-columns-repeated="1023"/>
        </table:table-row>
        <table:table-row table:style-name="ro1" table:number-rows-repeated="10484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tic Errors" table:style-name="ta1">
        <table:table-column table:style-name="co2" table:default-cell-style-name="ce4"/>
        <table:table-column table:style-name="co1" table:number-columns-repeated="1023" table:default-cell-style-name="ce4"/>
        <table:table-row table:style-name="ro1">
          <table:table-cell table:style-name="ce8" office:value-type="string" calcext:value-type="string">
            <text:p>Files with static errors</text:p>
          </table:table-cell>
          <table:table-cell table:number-columns-repeated="1023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3" office:value-type="string" calcext:value-type="string">
            <text:p>project://rascal/src/org/rascalmpl/library/demo/Mod17.rsc|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demo/lang/Exp/Combined/Manual/Load.rsc|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demo/lang/Lisra/Pretty.rsc|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demo/lang/MissGrant/CheckController.rsc|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demo/lang/MissGrant/Outline.rsc|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demo/lang/MissGrant/ParallelMerge.rsc|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demo/lang/MissGrant/Step.rsc|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demo/lang/Pico/CommonSubExpr.rsc|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demo/lang/Pico/ToDot.rsc|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demo/lang/turing/l2/desugar/Desugar.rsc|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experiments/Compiler/Benchmarks/Run.rsc|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experiments/Compiler/Examples/QL/lang/qla/Outline.rsc|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experiments/Compiler/Examples/QL/util/Explode.rsc|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experiments/Compiler/Examples/Tst2.rsc|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experiments/Compiler/Rascal2muRascal/RascalExpression.rsc|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experiments/Compiler/Rascal2muRascal/RascalModule.rsc|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experiments/Compiler/Tests/AllRascalLibs.rsc|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experiments/Compiler/Tests/CoroutineExperiment.rsc|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experiments/Compiler/muRascal/Load.rsc|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experiments/Concept/DotVis.rsc|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experiments/Concept/GetFigure.rsc|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experiments/Concept/Types.rsc|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experiments/vis2/Figure.rsc|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experiments/vis2/FigureServer.rsc|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experiments/vis2/Translate.rsc|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experiments/vis2/examples/Examples.rsc|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experiments/vis2/examples/gui/Exp.rsc|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experiments/vis2/examples/gui/Repl.rsc|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experiments/vis2/examples/gui/StateMachine.rsc|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experiments/vis2/examples/gui/Todo1.rsc|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experiments/vis2/examples/gui/Todo2.rsc|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experiments/vis2/vega/Json.rsc|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box/util/Box2Text.rsc|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box/util/BoxFormat.rsc|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box/util/Parse.rsc|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dimacs/IO.rsc|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dot/Dot.rsc|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java/m3/Core.rsc|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java/syntax/Java15.rsc|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checker/TTL/TTLGen.rsc|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syntax/tests/ConcreteSyntax.rsc|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library/ListTests.rsc|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library/analysis/statistics/RangeUtils.rsc|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types/PatternTCTests.rsc|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saf/Run.rsc|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sdf2/util/SDF2Grammar.rsc|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util/tasks/Vis.rsc|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vis/web/BarChart.rsc|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vis/web/PlotFunction.rsc|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vis/web/examples/CodeCut.rsc|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vis/web/examples/M3BarChart.rsc|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vis/web/examples/Napoleon.rsc|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vis/web/markup/D3.rsc|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vis/web/markup/Dimple.rsc|</text:p>
          </table:table-cell>
          <table:table-cell table:number-columns-repeated="1023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lean-up RascalTests" table:style-name="ta1"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1" table:number-columns-repeated="1019" table:default-cell-style-name="ce15"/>
        <table:table-row table:style-name="ro1">
          <table:table-cell table:style-name="ce9" office:value-type="string" calcext:value-type="string">
            <text:p>Status of source code of all tests</text:p>
          </table:table-cell>
          <table:table-cell table:style-name="ce16" office:value-type="string" calcext:value-type="string">
            <text:p>TC= type checker</text:p>
          </table:table-cell>
          <table:table-cell table:style-name="ce16" office:value-type="string" calcext:value-type="string">
            <text:p>CMP=compiler</text:p>
          </table:table-cell>
          <table:table-cell table:style-name="ce16" office:value-type="string" calcext:value-type="string">
            <text:p><text:span text:style-name="T1">TCTests</text:span></text:p>
          </table:table-cell>
          <table:table-cell table:style-name="ce18" table:number-columns-repeated="1020"/>
        </table:table-row>
        <table:table-row table:style-name="ro1">
          <table:table-cell table:style-name="ce9"/>
          <table:table-cell table:style-name="ce16" table:number-columns-repeated="3"/>
          <table:table-cell table:style-name="ce18" table:number-columns-repeated="1020"/>
        </table:table-row>
        <table:table-row table:style-name="ro1">
          <table:table-cell table:style-name="ce10" office:value-type="string" calcext:value-type="string">
            <text:p>Used during clean-up of tests, this has been completed</text:p>
          </table:table-cell>
          <table:table-cell table:style-name="ce17" table:number-columns-repeated="3"/>
          <table:table-cell table:style-name="ce22" table:number-columns-repeated="1020"/>
        </table:table-row>
        <table:table-row table:style-name="ro1">
          <table:table-cell table:style-name="ce9"/>
          <table:table-cell table:style-name="ce16" table:number-columns-repeated="3"/>
          <table:table-cell table:style-name="ce18" table:number-columns-repeated="1020"/>
        </table:table-row>
        <table:table-row table:style-name="ro1">
          <table:table-cell table:style-name="ce11" office:value-type="string" calcext:value-type="string">
            <text:p>Goal: no commented out tests; good formatting</text:p>
          </table:table-cell>
          <table:table-cell table:style-name="ce18" table:number-columns-repeated="1023"/>
        </table:table-row>
        <table:table-row table:style-name="ro1">
          <table:table-cell table:style-name="ce12"/>
          <table:table-cell table:style-name="ce18" table:number-columns-repeated="1023"/>
        </table:table-row>
        <table:table-row table:style-name="ro1">
          <table:table-cell table:style-name="ce11" office:value-type="string" calcext:value-type="string">
            <text:p>Green only means: clean-up done</text:p>
          </table:table-cell>
          <table:table-cell table:style-name="ce16" table:number-columns-repeated="1023"/>
        </table:table-row>
        <table:table-row table:style-name="ro1">
          <table:table-cell table:style-name="ce11" office:value-type="string" calcext:value-type="string">
            <text:p>but may contain TODOs and tests may fail</text:p>
          </table:table-cell>
          <table:table-cell table:style-name="ce16" table:number-columns-repeated="1023"/>
        </table:table-row>
        <table:table-row table:style-name="ro1">
          <table:table-cell table:style-name="ce9"/>
          <table:table-cell table:style-name="ce18" table:number-columns-repeated="1023"/>
        </table:table-row>
        <table:table-row table:style-name="ro1">
          <table:table-cell table:style-name="ce12" office:value-type="string" calcext:value-type="string">
            <text:p>Runtime test</text:p>
          </table:table-cell>
          <table:table-cell table:style-name="ce18" office:value-type="string" calcext:value-type="string">
            <text:p>Clean up done?</text:p>
          </table:table-cell>
          <table:table-cell table:style-name="ce18" office:value-type="string" calcext:value-type="string">
            <text:p>Notes</text:p>
          </table:table-cell>
          <table:table-cell table:style-name="ce18" office:value-type="string" calcext:value-type="string">
            <text:p>Static test exists?</text:p>
          </table:table-cell>
          <table:table-cell table:style-name="ce18" office:value-type="string" calcext:value-type="string">
            <text:p>Clean up done?</text:p>
          </table:table-cell>
          <table:table-cell table:style-name="ce18" table:number-columns-repeated="1019"/>
        </table:table-row>
        <table:table-row table:style-name="ro1">
          <table:table-cell table:style-name="ce8"/>
          <table:table-cell table:style-name="ce19" office:value-type="string" calcext:value-type="string">
            <text:p>(!= all tests pass)</text:p>
          </table:table-cell>
          <table:table-cell table:style-name="ce19" table:number-columns-repeated="2"/>
          <table:table-cell table:style-name="ce19" office:value-type="string" calcext:value-type="string">
            <text:p>(!= all tests pass)</text:p>
          </table:table-cell>
          <table:table-cell table:style-name="ce19" table:number-columns-repeated="1019"/>
        </table:table-row>
        <table:table-row table:style-name="ro1">
          <table:table-cell table:style-name="ce13"/>
          <table:table-cell table:number-columns-repeated="1023"/>
        </table:table-row>
        <table:table-row table:style-name="ro1">
          <table:table-cell table:style-name="ce13" office:value-type="string" calcext:value-type="string">
            <text:p>functionality/Accumulating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Alias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AnnotationTests.rsc</text:p>
          </table:table-cell>
          <table:table-cell table:style-name="ce20"/>
          <table:table-cell table:style-name="Default"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Assignment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BackTracking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functionality/CallTests.rsc</text:p>
          </table:table-cell>
          <table:table-cell table:style-name="ce20"/>
          <table:table-cell table:style-name="Default"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Comprehension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ConcretePatternTests1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functionality/ConcretePatternTests2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functionality/DataDeclaration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DataTypeTests.rsc</text:p>
          </table:table-cell>
          <table:table-cell table:style-name="ce20"/>
          <table:table-cell office:value-type="string" calcext:value-type="string">
            <text:p><text:s/>INTERSECT</text:p>
          </table:table-cell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Declaration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4" office:value-type="string" calcext:value-type="string">
            <text:p>functionality/FunctionCompositionTests.rsc</text:p>
          </table:table-cell>
          <table:table-cell table:style-name="ce20"/>
          <table:table-cell/>
          <table:table-cell table:style-name="ce20"/>
          <table:table-cell table:number-columns-repeated="1020"/>
        </table:table-row>
        <table:table-row table:style-name="ro1">
          <table:table-cell table:style-name="ce13" office:value-type="string" calcext:value-type="string">
            <text:p>functionality/Pattern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PatternTestsList3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functionality/PatternTestsDescendant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functionality/Projection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Range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functionality/Reducer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functionality/RegExp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Scope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Statement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Subscript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Visit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Backtracking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Boolean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Equality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Function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Integer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IO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Li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ListRelation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Map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Matching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Node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Relation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Se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SolvedIssue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String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String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Tuple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library/Boolean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library/Graph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library/Integer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library/ListTests.rsc</text:p>
          </table:table-cell>
          <table:table-cell table:style-name="ce20"/>
          <table:table-cell/>
          <table:table-cell table:style-name="ce21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library/Map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library/Math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library/Number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library/Relation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library/Set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library/StringTests.rsc</text:p>
          </table:table-cell>
          <table:table-cell table:style-name="ce20"/>
          <table:table-cell table:number-columns-repeated="1022"/>
        </table:table-row>
        <table:table-row table:style-name="ro1" table:number-rows-repeated="3">
          <table:table-cell table:style-name="ce13"/>
          <table:table-cell table:number-columns-repeated="1023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non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21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21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reen" style:family="table-cell" style:parent-style-name="Default">
      <style:table-cell-properties fo:background-color="#00ff00"/>
    </style:style>
    <style:style style:name="Red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9">00/00/0000</text:date>, <text:time style:data-style-name="N2" text:time-value="10:06:47.541009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0T22:48:30</meta:creation-date>
    <dc:date>2015-04-19T10:07:40.687605000</dc:date>
    <meta:editing-duration>P46DT14H36M15S</meta:editing-duration>
    <meta:editing-cycles>178</meta:editing-cycles>
    <meta:generator>LibreOffice/4.4.1.2$MacOSX_X86_64 LibreOffice_project/45e2de17089c24a1fa810c8f975a7171ba4cd432</meta:generator>
    <meta:document-statistic meta:table-count="6" meta:cell-count="614" meta:object-count="0"/>
  </office:meta>
</office:document-meta>
</file>